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a0fc" draw:marker-start-width="0.279cm" draw:marker-end-width="0.279cm" draw:fill-color="#fc5c00" draw:textarea-horizontal-align="justify" draw:textarea-vertical-align="middle" draw:auto-grow-height="false" fo:min-height="4.395cm" fo:min-width="15.448cm" fo:padding-top="0.151cm" fo:padding-bottom="0.151cm" fo:padding-left="0.276cm" fo:padding-right="0.276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2.33cm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color="#ccf4c6" loext:opacity="100%"/>
    </style:style>
    <style:style style:name="P2" style:family="paragraph">
      <loext:graphic-properties draw:fill-color="#fc5c00"/>
      <style:paragraph-properties fo:text-align="center"/>
      <style:text-properties fo:color="#ccf4c6" loext:opacity="100%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color="#ccf4c6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6cm" svg:height="4.697cm" svg:x="2cm" svg:y="1.803cm">
          <svg:desc>{d.shapeBack:color(shape, background)}
{d.shapeBorder:color(shape, border)}</svg:desc>
          <text:p text:style-name="P1"><text:span text:style-name="T1">ShapeText={d.shapeText}</text:span></text:p>
          <text:p text:style-name="P1"><text:span text:style-name="T1">ShapeHighlight={d.shapeHighlight}</text:span></text:p>
          <text:p text:style-name="P1"><text:span text:style-name="T1">{d.shapeText:color(shape, text)}</text:span></text:p>
          <text:p text:style-name="P1"><text:span text:style-name="T1">{d.shapeHighlight:color(shape, highlight)}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cm" svg:x="20cm" svg:y="3.5cm">
          <svg:desc>{d.shapeBack:color(shape, background)}</svg:desc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08:23:52.683033157</meta:creation-date>
    <dc:date>2024-01-24T10:41:05.883657340</dc:date>
    <meta:editing-duration>PT2H17M13S</meta:editing-duration>
    <meta:editing-cycles>5</meta:editing-cycles>
    <meta:generator>LibreOffice/24.2.0.2$MacOSX_X86_64 LibreOffice_project/b1fd3a6f0759c6f806568e15c957f97194bbec8f</meta:generator>
    <meta:document-statistic meta:object-count="25"/>
  </office:meta>
</office:document-meta>
</file>